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b91f" officeooo:paragraph-rsid="0001b91f"/>
    </style:style>
    <style:style style:name="P2" style:family="paragraph" style:parent-style-name="Text_20_body">
      <style:text-properties officeooo:paragraph-rsid="0001b91f"/>
    </style:style>
    <style:style style:name="P3" style:family="paragraph" style:parent-style-name="Title">
      <style:text-properties officeooo:rsid="0001b91f" officeooo:paragraph-rsid="0001b91f"/>
    </style:style>
    <style:style style:name="T1" style:family="text">
      <style:text-properties officeooo:rsid="0001b91f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01b91f" style:font-size-asian="11pt" style:font-style-asian="normal" style:font-weight-asian="normal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Liberation Serif" fo:font-size="12pt" fo:font-style="normal" fo:font-weight="normal" officeooo:rsid="0001b91f" style:font-size-asian="12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gbeschreibung Einheiten</text:p>
      <text:p text:style-name="P1"/>
      <text:p text:style-name="P1">Aktuell gibt es bei den Squared, Cubed, Liter und Paskalleinheiten einige Unstimmigkeiten bei der Definition. Beispielsweise wurde in cppunits.h die Literklasse wie folgt definiert:</text:p>
      <text:p text:style-name="P1"/>
      <text:p text:style-name="P1"><text:s text:c="4"/>using Liter = AggregateUnits&lt;Deci, 3, 0, 0, 0, 0, 0, 0&gt;;</text:p>
      <text:p text:style-name="P2"><text:span text:style-name="T1">Auf dem ersten Blick erscheint dies richtig: Ein Liter ist schließlich ein Deziliter (</text:span><text:span text:style-name="T2">1L=1dm</text:span><text:span text:style-name="T3">³).<text:line-break/></text:span><text:span text:style-name="T5">Die Template sollte aber anders verstanden werden. Aktuell steht dort für den „Computer“ nämlich</text:span></text:p>
      <text:p text:style-name="P2"><text:span text:style-name="T5">1L=Deci*m^3.</text:span></text:p>
      <text:p text:style-name="P1"><text:span text:style-name="T4">Grund: Die Dezi, Centi etc. Präfixe werden an die schon mit den Exponenten versehenen Basiseinheiten angehangen. Korrekt definiert wäre für das aktuelle Framework ein Liter wie folgt:</text:span></text:p>
      <text:p text:style-name="P1"><text:s text:c="4"/>using Liter = AggregateUnits&lt;Milli, 3, 0, 0, 0, 0, 0, 0&gt;;</text:p>
      <text:p text:style-name="P1">Dies bedeutet nämlich, ein Liter ist äquivalent zu einem Milikubikmeter (1L=10⁻³m³). <text:line-break/>Betroffen sind die Squared Einheiten und mit nicht „Baseprefixen“ zusammengesetzte Einheiten, wie Pascall, Watt oder New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6T09:37:21.479806815</meta:creation-date>
    <dc:date>2021-08-26T09:45:00.380405511</dc:date>
    <meta:editing-duration>PT7M40S</meta:editing-duration>
    <meta:editing-cycles>1</meta:editing-cycles>
    <meta:document-statistic meta:table-count="0" meta:image-count="0" meta:object-count="0" meta:page-count="1" meta:paragraph-count="8" meta:word-count="137" meta:character-count="924" meta:non-whitespace-character-count="792"/>
    <meta:generator>LibreOffice/6.1.5.2$Linux_AARCH64 LibreOffice_project/10$Build-2</meta:generator>
  </office:meta>
</office:document-meta>
</file>